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42000000192D399896.png"/>
  <manifest:file-entry manifest:media-type="image/png" manifest:full-path="Pictures/100000000000001E0000001DA24E57B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6.2986in" fo:margin-left="0.2056in" fo:margin-right="0.1889in" fo:margin-top="0.1965in" fo:margin-bottom="0.3938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1" style:family="table">
      <style:table-properties style:width="4.1826in" table:align="center"/>
    </style:style>
    <style:style style:name="Table1.A" style:family="table-column">
      <style:table-column-properties style:column-width="1.4389in"/>
    </style:style>
    <style:style style:name="Table1.B" style:family="table-column">
      <style:table-column-properties style:column-width="2.7438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2.1965in" fo:margin-top="0.1965in" fo:margin-bottom="0.1965in" table:align="center"/>
    </style:style>
    <style:style style:name="Table2.A" style:family="table-column">
      <style:table-column-properties style:column-width="0.825in"/>
    </style:style>
    <style:style style:name="Table2.B" style:family="table-column">
      <style:table-column-properties style:column-width="1.3715in"/>
    </style:style>
    <style:style style:name="Table2.A1" style:family="table-cell">
      <style:table-cell-properties fo:background-color="#000000" fo:padding="0.0382in" fo:border-left="0.0007in solid #999999" fo:border-right="none" fo:border-top="0.0007in solid #999999" fo:border-bottom="0.0007in solid #999999">
        <style:background-image/>
      </style:table-cell-properties>
    </style:style>
    <style:style style:name="Table2.B1" style:family="table-cell">
      <style:table-cell-properties fo:padding="0.0382in" fo:border="0.0007in solid #999999"/>
    </style:style>
    <style:style style:name="Table2.A2" style:family="table-cell">
      <style:table-cell-properties fo:background-color="#000000" fo:padding="0.0382in" fo:border-left="0.0007in solid #999999" fo:border-right="none" fo:border-top="none" fo:border-bottom="0.0007in solid #999999">
        <style:background-image/>
      </style:table-cell-properties>
    </style:style>
    <style:style style:name="Table2.B2" style:family="table-cell">
      <style:table-cell-properties fo:padding="0.0382in" fo:border-left="0.0007in solid #999999" fo:border-right="0.0007in solid #999999" fo:border-top="none" fo:border-bottom="0.0007in solid #999999"/>
    </style:style>
    <style:style style:name="Table3" style:family="table">
      <style:table-properties style:width="3.5174in" fo:margin-left="1.2875in" fo:margin-top="0.1965in" fo:margin-bottom="0.1965in" table:align="left"/>
    </style:style>
    <style:style style:name="Table3.A" style:family="table-column">
      <style:table-column-properties style:column-width="1.3632in"/>
    </style:style>
    <style:style style:name="Table3.B" style:family="table-column">
      <style:table-column-properties style:column-width="1.0764in"/>
    </style:style>
    <style:style style:name="Table3.C" style:family="table-column">
      <style:table-column-properties style:column-width="1.0778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6.2986in" fo:margin-left="0.2056in" fo:margin-right="0.1889in" fo:margin-top="0.1965in" fo:margin-bottom="0.1965in" table:align="margins"/>
    </style:style>
    <style:style style:name="Table5.A" style:family="table-column">
      <style:table-column-properties style:column-width="0.4653in" style:rel-column-width="4841*"/>
    </style:style>
    <style:style style:name="Table5.B" style:family="table-column">
      <style:table-column-properties style:column-width="5.8333in" style:rel-column-width="60694*"/>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P1" style:family="paragraph" style:parent-style-name="Text_20_body">
      <style:text-properties fo:font-weight="normal" style:font-weight-asian="normal" style:font-weight-complex="normal"/>
    </style:style>
    <style:style style:name="P2" style:family="paragraph" style:parent-style-name="Table_20_Contents">
      <style:text-properties fo:font-size="11pt"/>
    </style:style>
    <style:style style:name="P3" style:family="paragraph" style:parent-style-name="Table_20_Contents">
      <style:paragraph-properties fo:text-align="center" style:justify-single-word="false"/>
      <style:text-properties fo:font-size="11pt"/>
    </style:style>
    <style:style style:name="P4" style:family="paragraph" style:parent-style-name="Darktable_20_text">
      <style:text-properties fo:language="en" fo:country="GB"/>
    </style:style>
    <style:style style:name="P5" style:family="paragraph" style:parent-style-name="Darktable_20_heading_20_3"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6" style:family="paragraph" style:parent-style-name="Darktable_20_heading_20_3">
      <style:paragraph-properties fo:margin-left="0in" fo:margin-right="0in" fo:margin-top="0.1575in" fo:margin-bottom="0.0783in" fo:hyphenation-ladder-count="no-limit" fo:text-indent="0in"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Text_20_body" style:list-style-name="L1">
      <style:text-properties fo:font-weight="normal" style:font-weight-asian="normal" style:font-weight-complex="normal"/>
    </style:style>
    <style:style style:name="P8" style:family="paragraph" style:parent-style-name="Darktable_20_text" style:list-style-name="L2"/>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965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965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965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965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1965in" style:wrap="none" style:vertical-pos="top" style:vertical-rel="paragraph" style:horizontal-pos="center" style:horizontal-rel="paragraph" fo:padding="0in" fo:border="none"/>
    </style:style>
    <style:style style:name="fr6"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text:p>
      <text:h text:style-name="Darktable_20_heading_20_1" text:outline-level="2">Basic workflow</text:h>
      <text:p text:style-name="P1">Let's start by using basic plug-ins to fix an image.</text:p>
      <text:list xml:id="list1987343384" text:style-name="Outline">
        <text:list-item>
          <text:list>
            <text:list-item>
              <text:list>
                <text:list-item>
                  <text:h text:style-name="Darktable_20_heading_20_2" text:outline-level="3">White balance</text:h>
                </text:list-item>
              </text:list>
            </text:list-item>
          </text:list>
        </text:list-item>
      </text:list>
      <text:p text:style-name="P1">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P1">White balance is arguably the most important first correction for any raw conversion. Until that aspect has been <text:s/>determined, we really can not reliably do any other correction. <office:annotation><dc:creator>Mario Latronico</dc:creator><dc:date>2011-04-29T23:58:37</dc:date><text:p text:style-name="P9"><text:span text:style-name="T4">Is it so ? One can adjust a photo by cropping or rotating it before doing white balance. It is true if the photo correction is limited to color</text:span></text:p></office:annotation></text:p>
      <text:p text:style-name="P1">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2"><draw:frame draw:style-name="fr6" draw:name="graphics11" text:anchor-type="as-char" svg:width="0.2665in" svg:height="0.2665in" draw:z-index="0"><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2">1000-2000 K</text:p>
                </table:table-cell>
                <table:table-cell table:style-name="Table1.B2" office:value-type="string">
                  <text:p text:style-name="P2">Candlelight</text:p>
                </table:table-cell>
              </table:table-row>
              <table:table-row>
                <table:table-cell table:style-name="Table1.A2" office:value-type="string">
                  <text:p text:style-name="P2">2500-3500 K</text:p>
                </table:table-cell>
                <table:table-cell table:style-name="Table1.B2" office:value-type="string">
                  <text:p text:style-name="P2">Tungsten bulb (household variety)</text:p>
                </table:table-cell>
              </table:table-row>
              <table:table-row>
                <table:table-cell table:style-name="Table1.A2" office:value-type="string">
                  <text:p text:style-name="P2">3000-4000 K</text:p>
                </table:table-cell>
                <table:table-cell table:style-name="Table1.B2" office:value-type="string">
                  <text:p text:style-name="P2">Sunrise/Sunset (clear sky)</text:p>
                </table:table-cell>
              </table:table-row>
              <table:table-row>
                <table:table-cell table:style-name="Table1.A2" office:value-type="string">
                  <text:p text:style-name="P2">4000-5000 K</text:p>
                </table:table-cell>
                <table:table-cell table:style-name="Table1.B2" office:value-type="string">
                  <text:p text:style-name="P2">Fluorescent lamps</text:p>
                </table:table-cell>
              </table:table-row>
              <table:table-row>
                <table:table-cell table:style-name="Table1.A2" office:value-type="string">
                  <text:p text:style-name="P2">5000-5500 K</text:p>
                </table:table-cell>
                <table:table-cell table:style-name="Table1.B2" office:value-type="string">
                  <text:p text:style-name="P2">Electronic flash</text:p>
                </table:table-cell>
              </table:table-row>
              <table:table-row>
                <table:table-cell table:style-name="Table1.A2" office:value-type="string">
                  <text:p text:style-name="P2">5500-6500 K</text:p>
                </table:table-cell>
                <table:table-cell table:style-name="Table1.B2" office:value-type="string">
                  <text:p text:style-name="P2">Daylight with clear sky (sun overhead)</text:p>
                </table:table-cell>
              </table:table-row>
              <table:table-row>
                <table:table-cell table:style-name="Table1.A2" office:value-type="string">
                  <text:p text:style-name="P2">6500-8000 K</text:p>
                </table:table-cell>
                <table:table-cell table:style-name="Table1.B2" office:value-type="string">
                  <text:p text:style-name="P2">Moderately overcast sky</text:p>
                </table:table-cell>
              </table:table-row>
              <table:table-row>
                <table:table-cell table:style-name="Table1.A2" office:value-type="string">
                  <text:p text:style-name="P2">9000-10000 K</text:p>
                </table:table-cell>
                <table:table-cell table:style-name="Table1.B2" office:value-type="string">
                  <text:p text:style-name="P2">Shade or heavily overcast sky</text:p>
                </table:table-cell>
              </table:table-row>
            </table:table>
            <text:p text:style-name="Darktable_20_text"/>
          </table:table-cell>
        </table:table-row>
      </table:table>
      <text:p text:style-name="Darktable_20_text"><text:soft-page-break/>The human eye is very good at judging what is white under different light sources, but digital cameras often have great difficulty with auto white balance (AWB) and can create unsightly blue, orange, or even green color casts. </text:p>
      <text:p text:style-name="P1">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3"><draw:frame draw:style-name="fr7" draw:name="graphics1" text:anchor-type="as-char" svg:width="0.6874in" svg:height="0.2602in" draw:z-index="1"><draw:image xlink:href="Pictures/1000000000000042000000192D399896.png" xlink:type="simple" xlink:show="embed" xlink:actuate="onLoad"/></draw:frame></text:p>
          </table:table-cell>
          <table:table-cell table:style-name="Table2.B1" office:value-type="string">
            <text:p text:style-name="P3">Auto white balance</text:p>
          </table:table-cell>
        </table:table-row>
        <table:table-row>
          <table:table-cell table:style-name="Table2.A2" office:value-type="string">
            <text:p text:style-name="P3"><draw:frame draw:style-name="fr8" draw:name="graphics2" text:anchor-type="as-char" svg:width="0.5102in" svg:height="0.2602in" draw:z-index="2"><draw:image xlink:href="Pictures/100000000000003100000019E2CE6325.png" xlink:type="simple" xlink:show="embed" xlink:actuate="onLoad"/></draw:frame></text:p>
          </table:table-cell>
          <table:table-cell table:style-name="Table2.B2" office:value-type="string">
            <text:p text:style-name="P3">Custom</text:p>
          </table:table-cell>
        </table:table-row>
        <table:table-row>
          <table:table-cell table:style-name="Table2.A2" office:value-type="string">
            <text:p text:style-name="P3"><draw:frame draw:style-name="fr7" draw:name="graphics3" text:anchor-type="as-char" svg:width="0.4063in" svg:height="0.2602in" draw:z-index="3"><draw:image xlink:href="Pictures/100000000000002700000019894D1254.png" xlink:type="simple" xlink:show="embed" xlink:actuate="onLoad"/></draw:frame></text:p>
          </table:table-cell>
          <table:table-cell table:style-name="Table2.B2" office:value-type="string">
            <text:p text:style-name="P3">Kelvin</text:p>
          </table:table-cell>
        </table:table-row>
        <table:table-row>
          <table:table-cell table:style-name="Table2.A2" office:value-type="string">
            <text:p text:style-name="P3"><draw:frame draw:style-name="fr7" draw:name="graphics4" text:anchor-type="as-char" svg:width="0.3437in" svg:height="0.3228in" draw:z-index="4"><draw:image xlink:href="Pictures/10000000000000210000001FFCC62DE0.png" xlink:type="simple" xlink:show="embed" xlink:actuate="onLoad"/></draw:frame></text:p>
          </table:table-cell>
          <table:table-cell table:style-name="Table2.B2" office:value-type="string">
            <text:p text:style-name="P3">Tungsten</text:p>
          </table:table-cell>
        </table:table-row>
        <table:table-row>
          <table:table-cell table:style-name="Table2.A2" office:value-type="string">
            <text:p text:style-name="P3"><draw:frame draw:style-name="fr7" draw:name="graphics5" text:anchor-type="as-char" svg:width="0.3126in" svg:height="0.302in" draw:z-index="5"><draw:image xlink:href="Pictures/100000000000001E0000001DA24E57B3.png" xlink:type="simple" xlink:show="embed" xlink:actuate="onLoad"/></draw:frame></text:p>
          </table:table-cell>
          <table:table-cell table:style-name="Table2.B2" office:value-type="string">
            <text:p text:style-name="P3">Fluorescent</text:p>
          </table:table-cell>
        </table:table-row>
        <table:table-row>
          <table:table-cell table:style-name="Table2.A2" office:value-type="string">
            <text:p text:style-name="P3"><draw:frame draw:style-name="fr7" draw:name="graphics6" text:anchor-type="as-char" svg:width="0.302in" svg:height="0.302in" draw:z-index="6"><draw:image xlink:href="Pictures/100000000000001D0000001D1D439CAD.png" xlink:type="simple" xlink:show="embed" xlink:actuate="onLoad"/></draw:frame></text:p>
          </table:table-cell>
          <table:table-cell table:style-name="Table2.B2" office:value-type="string">
            <text:p text:style-name="P3">Daylight</text:p>
          </table:table-cell>
        </table:table-row>
        <table:table-row>
          <table:table-cell table:style-name="Table2.A2" office:value-type="string">
            <text:p text:style-name="P3"><draw:frame draw:style-name="fr7" draw:name="graphics7" text:anchor-type="as-char" svg:width="0.1874in" svg:height="0.302in" draw:z-index="7"><draw:image xlink:href="Pictures/10000000000000120000001DA21C6E70.png" xlink:type="simple" xlink:show="embed" xlink:actuate="onLoad"/></draw:frame></text:p>
          </table:table-cell>
          <table:table-cell table:style-name="Table2.B2" office:value-type="string">
            <text:p text:style-name="P3">Flash</text:p>
          </table:table-cell>
        </table:table-row>
        <table:table-row>
          <table:table-cell table:style-name="Table2.A2" office:value-type="string">
            <text:p text:style-name="P3"><draw:frame draw:style-name="fr7" draw:name="graphics8" text:anchor-type="as-char" svg:width="0.4063in" svg:height="0.2709in" draw:z-index="8"><draw:image xlink:href="Pictures/10000000000000270000001A20EF8581.png" xlink:type="simple" xlink:show="embed" xlink:actuate="onLoad"/></draw:frame></text:p>
          </table:table-cell>
          <table:table-cell table:style-name="Table2.B2" office:value-type="string">
            <text:p text:style-name="P3">Cloudy</text:p>
          </table:table-cell>
        </table:table-row>
        <table:table-row>
          <table:table-cell table:style-name="Table2.A2" office:value-type="string">
            <text:p text:style-name="P3"><draw:frame draw:style-name="fr7" draw:name="graphics9" text:anchor-type="as-char" svg:width="0.4272in" svg:height="0.2811in" draw:z-index="9"><draw:image xlink:href="Pictures/10000000000000290000001BB1E7ED44.png" xlink:type="simple" xlink:show="embed" xlink:actuate="onLoad"/></draw:frame></text:p>
          </table:table-cell>
          <table:table-cell table:style-name="Table2.B2" office:value-type="string">
            <text:p text:style-name="P3">Shade</text:p>
          </table:table-cell>
        </table:table-row>
      </table:table>
      <text:p text:style-name="P1">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1">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1"><draw:frame draw:style-name="fr1" draw:name="Frame1" text:anchor-type="paragraph" svg:width="3.0098in" draw:z-index="10"><draw:text-box fo:min-height="2.3535in"><text:p text:style-name="Darktable_20_caption"><draw:frame draw:style-name="fr9" draw:name="graphics10" text:anchor-type="paragraph" svg:x="0.0016in" svg:y="0.0008in" svg:width="3.0098in" style:rel-width="100%" svg:height="2.3535in" style:rel-height="scale" draw:z-index="11"><draw:image xlink:href="../../tutorial/images/ui_white_balance_filter.png" xlink:type="simple" xlink:show="embed" xlink:actuate="onLoad"/></draw:frame>Figure <text:sequence text:ref-name="refFigure0" text:name="Figure" text:formula="ooow:Figure+1" style:num-format="1">1</text:sequence>: white balance plugin</text:p></draw:text-box></draw:frame>There are three ways to affect the white balance of a picture:</text:p>
      <text:list xml:id="list951990237" text:style-name="L1">
        <text:list-item>
          <text:p text:style-name="P7"><text:soft-page-break/>changing tint, temperature in and temperature out;</text:p>
        </text:list-item>
        <text:list-item>
          <text:p text:style-name="P7">modifying the values of red, green and blue;</text:p>
        </text:list-item>
        <text:list-item>
          <text:p text:style-name="P7">and using presets or custom white balance.</text:p>
        </text:list-item>
      </text:list>
      <text:p text:style-name="P1">Keeping in mind the goal of white balance is to render neutral colors (colors with the same <office:annotation><dc:creator>Mario Latronico</dc:creator><dc:date>2011-04-29T23:58:23</dc:date><text:p text:style-name="P9"><text:span text:style-name="T4">Why don't use the word “percentage” ?</text:span></text:p></office:annotation>%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office:annotation><dc:creator>Mario Latronico</dc:creator><dc:date>2011-04-29T23:58:10</dc:date><text:p text:style-name="P9"><text:span text:style-name="T4">Missing parenthesis )</text:span></text:p></office:annotation></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5" text:anchor-type="paragraph" svg:x="3.5437in" svg:y="2.3626in" svg:width="2.7528in" draw:z-index="18"><draw:text-box fo:min-height="2.328in"><text:p text:style-name="Darktable_20_caption"><draw:frame draw:style-name="fr10" draw:name="graphics15" text:anchor-type="paragraph" svg:y="0.0008in" svg:width="1.3764in" style:rel-width="50%" svg:height="2.0835in" style:rel-height="scale" draw:z-index="19"><draw:image xlink:href="../images/fosdinovo-1-12000-3000.jpg" xlink:type="simple" xlink:show="embed" xlink:actuate="onLoad"/></draw:frame>Figure <text:sequence text:ref-name="refFigure1" text:name="Figure" text:formula="ooow:Figure+1" style:num-format="1">5</text:sequence>: T: 1, Ki: 12000, Ko: 3000</text:p></draw:text-box></draw:frame><draw:frame draw:style-name="fr2" draw:name="Frame4" text:anchor-type="paragraph" svg:x="0.3937in" svg:y="2.3626in" svg:width="2.7528in" draw:z-index="16"><draw:text-box fo:min-height="2.328in"><text:p text:style-name="Darktable_20_caption"><draw:frame draw:style-name="fr10" draw:name="graphics14" text:anchor-type="paragraph" svg:y="0.0008in" svg:width="1.3764in" style:rel-width="50%" svg:height="2.0835in" style:rel-height="scale" draw:z-index="17"><draw:image xlink:href="../images/fosdinovo-1-3000-12000.jpg" xlink:type="simple" xlink:show="embed" xlink:actuate="onLoad"/></draw:frame>Figure <text:sequence text:ref-name="refFigure2" text:name="Figure" text:formula="ooow:Figure+1" style:num-format="1">4</text:sequence>: T: 1, Ki: 3000, Ko: 12000</text:p></draw:text-box></draw:frame><draw:frame draw:style-name="fr3" draw:name="Frame3" text:anchor-type="paragraph" svg:x="3.5437in" svg:y="0in" svg:width="2.7528in" draw:z-index="14"><draw:text-box fo:min-height="2.328in"><text:p text:style-name="Darktable_20_caption"><draw:frame draw:style-name="fr10" draw:name="graphics13" text:anchor-type="paragraph" svg:y="0.0008in" svg:width="1.3764in" style:rel-width="50%" svg:height="2.0835in" style:rel-height="scale" draw:z-index="15"><draw:image xlink:href="../images/fosdinovo-5-5000-5000.jpg" xlink:type="simple" xlink:show="embed" xlink:actuate="onLoad"/></draw:frame>Figure <text:sequence text:ref-name="refFigure3" text:name="Figure" text:formula="ooow:Figure+1" style:num-format="1">3</text:sequence>: T: 5, Ki: 5000, Ko: 5000</text:p></draw:text-box></draw:frame><draw:frame draw:style-name="fr2" draw:name="Frame2" text:anchor-type="paragraph" svg:x="0.3937in" svg:y="0in" svg:width="2.7528in" draw:z-index="12"><draw:text-box fo:min-height="2.328in"><text:p text:style-name="Darktable_20_caption"><draw:frame draw:style-name="fr10" draw:name="graphics12" text:anchor-type="paragraph" svg:y="0.0008in" svg:width="1.3764in" style:rel-width="50%" svg:height="2.0835in" style:rel-height="scale" draw:z-index="13"><draw:image xlink:href="../images/fosdinovo-0.1-5000-5000.jpg" xlink:type="simple" xlink:show="embed" xlink:actuate="onLoad"/></draw:frame>Figure <text:sequence text:ref-name="refFigure4" text:name="Figure" text:formula="ooow:Figure+1" style:num-format="1">2</text:sequence>: T: 0.1, Ki: 5000, Ko: 5000</text:p></draw:text-box></draw:frame>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0.0429in" svg:width="3.5028in" draw:z-index="20"><draw:text-box fo:min-height="2.3398in"><text:p text:style-name="Darktable_20_caption"><draw:frame draw:style-name="fr10" draw:name="graphics16" text:anchor-type="paragraph" svg:y="0.0008in" svg:width="1.4016in" style:rel-width="40%" svg:height="2.0835in" style:rel-height="scale" draw:z-index="21"><draw:image xlink:href="../images/fosdinovo-1.316-4709-5000.jpg" xlink:type="simple" xlink:show="embed" xlink:actuate="onLoad"/></draw:frame>Figure <text:sequence text:ref-name="refFigure5" text:name="Figure" text:formula="ooow:Figure+1" style:num-format="1">6</text:sequence>: T: 1,316, Ki: 4709, Ko: 5000</text:p></draw:text-box></draw:frame><text:soft-page-break/>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6">Figure 10</text:sequence-ref> shows the values for the correct values.</text:p>
      <text:p text:style-name="P5"><draw:frame draw:style-name="fr2" draw:name="Frame10" text:anchor-type="paragraph" svg:x="3.5437in" svg:y="2.3626in" svg:width="2.7528in" draw:z-index="28"><draw:text-box fo:min-height="2.328in"><text:p text:style-name="Darktable_20_caption"><draw:frame draw:style-name="fr10" draw:name="graphics20" text:anchor-type="paragraph" svg:y="0.0008in" svg:width="1.3764in" style:rel-width="50%" svg:height="2.0835in" style:rel-height="scale" draw:z-index="29"><draw:image xlink:href="../images/fosdinovo-1.316-4709-5000.jpg" xlink:type="simple" xlink:show="embed" xlink:actuate="onLoad"/></draw:frame>Figure <text:sequence text:ref-name="refFigure6" text:name="Figure" text:formula="ooow:Figure+1" style:num-format="1">10</text:sequence>: <text:s/>R: <text:span text:style-name="T3">1.566, G: 1, B: 1.257</text:span></text:p></draw:text-box></draw:frame><draw:frame draw:style-name="fr2" draw:name="Frame9" text:anchor-type="paragraph" svg:x="0.3937in" svg:y="2.3626in" svg:width="2.7528in" draw:z-index="26"><draw:text-box fo:min-height="2.328in"><text:p text:style-name="Darktable_20_caption"><draw:frame draw:style-name="fr10" draw:name="graphics19" text:anchor-type="paragraph" svg:y="0.0008in" svg:width="1.3764in" style:rel-width="50%" svg:height="2.0835in" style:rel-height="scale" draw:z-index="27"><draw:image xlink:href="../images/fosdinovo-1-1-5.jpg" xlink:type="simple" xlink:show="embed" xlink:actuate="onLoad"/></draw:frame>Figure <text:sequence text:ref-name="refFigure7" text:name="Figure" text:formula="ooow:Figure+1" style:num-format="1">9</text:sequence>: R: 5, G: 1, B: 1</text:p></draw:text-box></draw:frame><draw:frame draw:style-name="fr2" draw:name="Frame7" text:anchor-type="paragraph" svg:x="0.3937in" svg:y="0in" svg:width="2.7528in" draw:z-index="24"><draw:text-box fo:min-height="2.328in"><text:p text:style-name="Darktable_20_caption"><draw:frame draw:style-name="fr10" draw:name="graphics17" text:anchor-type="paragraph" svg:y="0.0008in" svg:width="1.3764in" style:rel-width="50%" svg:height="2.0835in" style:rel-height="scale" draw:z-index="25"><draw:image xlink:href="../images/fosdinovo-5-1-1.jpg" xlink:type="simple" xlink:show="embed" xlink:actuate="onLoad"/></draw:frame>Figure <text:sequence text:ref-name="refFigure8" text:name="Figure" text:formula="ooow:Figure+1" style:num-format="1">7</text:sequence>: R: 5, G: 1, B: 1</text:p></draw:text-box></draw:frame><draw:frame draw:style-name="fr2" draw:name="Frame8" text:anchor-type="paragraph" svg:x="3.5437in" svg:y="0in" svg:width="2.7528in" draw:z-index="22"><draw:text-box fo:min-height="2.328in"><text:p text:style-name="Darktable_20_caption"><draw:frame draw:style-name="fr10" draw:name="graphics18" text:anchor-type="paragraph" svg:y="0.0008in" svg:width="1.3764in" style:rel-width="50%" svg:height="2.0835in" style:rel-height="scale" draw:z-index="23"><draw:image xlink:href="../images/fosdinovo-1-5-1.jpg" xlink:type="simple" xlink:show="embed" xlink:actuate="onLoad"/></draw:frame>Figure <text:sequence text:ref-name="refFigure9" text:name="Figure" text:formula="ooow:Figure+1" style:num-format="1">8</text:sequence>: R:1, G: 5, B: 1</text:p></draw:text-box></draw:frame>White balance with preset values</text:p>
      <text:p text:style-name="P4">Darktable provides a number of presets of white balance suitable to the most common lighting conditions. These are:</text:p>
      <text:list xml:id="list735165007" text:style-name="L2">
        <text:list-item>
          <text:p text:style-name="P8">Camera white balance</text:p>
        </text:list-item>
        <text:list-item>
          <text:p text:style-name="P8">Spot white balance</text:p>
        </text:list-item>
        <text:list-item>
          <text:p text:style-name="P8">Passthrough</text:p>
        </text:list-item>
        <text:list-item>
          <text:p text:style-name="P8"><text:soft-page-break/>Daylight</text:p>
        </text:list-item>
        <text:list-item>
          <text:p text:style-name="P8">Shade</text:p>
        </text:list-item>
        <text:list-item>
          <text:p text:style-name="P8">Cloudy</text:p>
        </text:list-item>
        <text:list-item>
          <text:p text:style-name="P8">Tungsten</text:p>
        </text:list-item>
        <text:list-item>
          <text:p text:style-name="P8">White fluorescent</text:p>
        </text:list-item>
        <text:list-item>
          <text:p text:style-name="P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1">Figure 11</text:sequence-ref> and <text:sequence-ref text:reference-format="category-and-value" text:ref-name="refFigure10">Figure 12</text:sequence-ref> illustrate white balance with two different spots.</text:p>
      <text:p text:style-name="Darktable_20_text"><draw:frame draw:style-name="fr2" draw:name="Frame12" text:anchor-type="paragraph" svg:x="3.5437in" svg:y="0in" svg:width="2.7528in" draw:z-index="32"><draw:text-box fo:min-height="2.328in"><text:p text:style-name="Darktable_20_caption"><draw:frame draw:style-name="fr10" draw:name="graphics22" text:anchor-type="paragraph" svg:y="0.0008in" svg:width="1.3764in" style:rel-width="50%" svg:height="2.0835in" style:rel-height="scale" draw:z-index="33"><draw:image xlink:href="../images/fosdinovo-spot-2.jpg" xlink:type="simple" xlink:show="embed" xlink:actuate="onLoad"/></draw:frame>Figure <text:sequence text:ref-name="refFigure10" text:name="Figure" text:formula="ooow:Figure+1" style:num-format="1">12</text:sequence>: <text:s/>spot white balance II</text:p></draw:text-box></draw:frame><draw:frame draw:style-name="fr2" draw:name="Frame11" text:anchor-type="paragraph" svg:x="0.3937in" svg:y="0in" svg:width="2.7528in" draw:z-index="30"><draw:text-box fo:min-height="2.328in"><text:p text:style-name="Darktable_20_caption"><draw:frame draw:style-name="fr10" draw:name="graphics21" text:anchor-type="paragraph" svg:y="0.0008in" svg:width="1.3764in" style:rel-width="50%" svg:height="2.0835in" style:rel-height="scale" draw:z-index="31"><draw:image xlink:href="../images/fosdinovo-spot-1.jpg" xlink:type="simple" xlink:show="embed" xlink:actuate="onLoad"/></draw:frame>Figure <text:sequence text:ref-name="refFigure11" text:name="Figure" text:formula="ooow:Figure+1" style:num-format="1">11</text:sequence>: spot white balance I</text:p></draw:text-box></draw:frame>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2">Daylight</text:p>
          </table:table-cell>
          <table:table-cell table:style-name="Table3.A2" office:value-type="string">
            <text:p text:style-name="P3">0.978</text:p>
          </table:table-cell>
          <table:table-cell table:style-name="Table3.C2" office:value-type="string">
            <text:p text:style-name="P3">5285 K</text:p>
          </table:table-cell>
        </table:table-row>
        <table:table-row>
          <table:table-cell table:style-name="Table3.A2" office:value-type="string">
            <text:p text:style-name="P2">Shade</text:p>
          </table:table-cell>
          <table:table-cell table:style-name="Table3.A2" office:value-type="string">
            <text:p text:style-name="P3">0.952</text:p>
          </table:table-cell>
          <table:table-cell table:style-name="Table3.C2" office:value-type="string">
            <text:p text:style-name="P3">6523 K</text:p>
          </table:table-cell>
        </table:table-row>
        <table:table-row>
          <table:table-cell table:style-name="Table3.A2" office:value-type="string">
            <text:p text:style-name="P2">Cloudy</text:p>
          </table:table-cell>
          <table:table-cell table:style-name="Table3.A2" office:value-type="string">
            <text:p text:style-name="P3">0.964</text:p>
          </table:table-cell>
          <table:table-cell table:style-name="Table3.C2" office:value-type="string">
            <text:p text:style-name="P3">5870 K</text:p>
          </table:table-cell>
        </table:table-row>
        <table:table-row>
          <table:table-cell table:style-name="Table3.A2" office:value-type="string">
            <text:p text:style-name="P2">Tungsten</text:p>
          </table:table-cell>
          <table:table-cell table:style-name="Table3.A2" office:value-type="string">
            <text:p text:style-name="P3">1.064</text:p>
          </table:table-cell>
          <table:table-cell table:style-name="Table3.C2" office:value-type="string">
            <text:p text:style-name="P3">3641 K</text:p>
          </table:table-cell>
        </table:table-row>
        <table:table-row>
          <table:table-cell table:style-name="Table3.A2" office:value-type="string">
            <text:p text:style-name="P2">White fluorescent</text:p>
          </table:table-cell>
          <table:table-cell table:style-name="Table3.A2" office:value-type="string">
            <text:p text:style-name="P3">0.962</text:p>
          </table:table-cell>
          <table:table-cell table:style-name="Table3.C2" office:value-type="string">
            <text:p text:style-name="P3">4129 K</text:p>
          </table:table-cell>
        </table:table-row>
        <table:table-row>
          <table:table-cell table:style-name="Table3.A2" office:value-type="string">
            <text:p text:style-name="P2">Flash</text:p>
          </table:table-cell>
          <table:table-cell table:style-name="Table3.A2" office:value-type="string">
            <text:p text:style-name="P3">0.941</text:p>
          </table:table-cell>
          <table:table-cell table:style-name="Table3.C2" office:value-type="string">
            <text:p text:style-name="P3">6641 K</text:p>
          </table:table-cell>
        </table:table-row>
      </table:table>
      <text:p text:style-name="P5">The gray card</text:p>
      <text:p text:style-name="Darktable_20_text">One technique that can be very useful in white balance is to use a gray card. <office:annotation><dc:creator>Mario Latronico</dc:creator><dc:date>2011-04-29T23:57:55</dc:date><text:p text:style-name="P9"><text:span text:style-name="T4">Instead of repeating “A grey card” , “This” can be used</text:span></text:p></office:annotation>A gray card is a middle gray reference used also to produce consistent exposures.</text:p>
      <text:p text:style-name="Darktable_20_text"/>
      <table:table table:name="Table5" table:style-name="Table5">
        <table:table-column table:style-name="Table5.A"/>
        <table:table-column table:style-name="Table5.B"/>
        <text:soft-page-break/>
        <table:table-row>
          <table:table-cell table:style-name="Table5.A1" office:value-type="string">
            <text:p text:style-name="P2"><draw:frame draw:style-name="fr11" draw:name="graphics24" text:anchor-type="as-char" svg:y="-0.1043in" svg:width="0.2665in" svg:height="0.2665in" draw:z-index="36"><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illuminant<office:annotation><dc:creator>Mario Latronico</dc:creator><dc:date>2011-04-29T23:54:49</dc:date><text:p text:style-name="P9"><text:span text:style-name="T4">What is an illuminant ? I think that this paragraph is too technical for a casual reader, e.g. a photographer. Maybe a link to a deeper explanation about physical concepts in the appendix or in the end of the chapter should be added</text:span></text:p></office:annotation>.</text:p>
      <text:p text:style-name="Darktable_20_text">Being a well defined neutral color reference, a gray card is a convenient reference for white balance allowing the camera or a post-processing software to compensate for the illuminant color in a scene. In darktable this can be used with the spot white balance preset. Just draw the spot rectangle inside the card and darktable will set the white balance point for the whole image.</text:p>
      <text:p text:style-name="P6">White balance many pictures at the same time</text:p>
      <text:p text:style-name="Darktable_20_text">Often many pictures are taken under the same light conditions. In these cases it <office:annotation><dc:creator>Mario Latronico</dc:creator><dc:date>2011-04-29T23:54:57</dc:date><text:p text:style-name="P10"><text:span text:style-name="T5">“</text:span><text:span text:style-name="T5">cool” too informal ?</text:span></text:p></office:annotation>would be cool to have the possibility to adjust the white balance only on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2.9681in" draw:z-index="34"><draw:text-box fo:min-height="0.6457in"><text:p text:style-name="Darktable_20_caption"><draw:frame draw:style-name="fr9" draw:name="graphics23" text:anchor-type="paragraph" svg:x="0.0016in" svg:y="0.0008in" svg:width="2.9681in" style:rel-width="100%" svg:height="0.6457in" style:rel-height="scale" draw:z-index="35"><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list-style-name="Outline"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Darktable_20_heading_20_3" style:next-style-name="Darktable_20_text" style:default-outline-level="3" style:list-style-name="Outline">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Darktable_20_heading_20_4" style:display-name="Darktable heading 4" style:family="paragraph" style:parent-style-name="Darktable_20_heading_20_3">
      <style:text-properties fo:font-size="12pt" fo:font-weight="normal"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40H37M03S</meta:editing-duration>
    <meta:editing-cycles>28</meta:editing-cycles>
    <meta:generator>OpenOffice.org/3.2$Unix OpenOffice.org_project/320m19$Build-9505</meta:generator>
    <meta:initial-creator>Nicholas </meta:initial-creator>
    <dc:date>2011-04-30T00:00:51</dc:date>
    <dc:creator>Mario Latronico</dc:creator>
    <meta:document-statistic meta:table-count="5" meta:image-count="24" meta:object-count="0" meta:page-count="6" meta:paragraph-count="125" meta:word-count="1766" meta:character-count="10004"/>
  </office:meta>
</office:document-meta>
</file>